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ENDIENTES POR LECTURA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Default"/>
        <table:table-row table:style-name="ro1">
          <table:table-cell office:value-type="date" office:date-value="2014-01-23">
            <text:p>23/01/14</text:p>
          </table:table-cell>
          <table:table-cell office:value-type="time" office:time-value="PT07H30M00S">
            <text:p>07:30:00</text:p>
          </table:table-cell>
          <table:table-cell office:value-type="string">
            <text:p>Amb</text:p>
          </table:table-cell>
          <table:table-cell office:value-type="float" office:value="71003248">
            <text:p>71003248</text:p>
          </table:table-cell>
          <table:table-cell office:value-type="string">
            <text:p>WILSON TORRES RINCON</text:p>
          </table:table-cell>
          <table:table-cell office:value-type="string">
            <text:p>RADIOGRAFIA DE CLAVICULA</text:p>
          </table:table-cell>
          <table:table-cell/>
          <table:table-cell office:value-type="string">
            <text:p>Se ingresa para lectura</text:p>
          </table:table-cell>
        </table:table-row>
        <table:table-row table:style-name="ro2">
          <table:table-cell office:value-type="date" office:date-value="2014-03-02">
            <text:p>02/03/14</text:p>
          </table:table-cell>
          <table:table-cell office:value-type="time" office:time-value="PT15H33M00S">
            <text:p>15:33:00</text:p>
          </table:table-cell>
          <table:table-cell office:value-type="string">
            <text:p>Amb</text:p>
          </table:table-cell>
          <table:table-cell office:value-type="float" office:value="1094241192">
            <text:p>1094241192</text:p>
          </table:table-cell>
          <table:table-cell office:value-type="string">
            <text:p>ANGEL MARTIN MANTILLA PARADA</text:p>
          </table:table-cell>
          <table:table-cell office:value-type="string">
            <text:p>RADIOGRAFIA DE ANTEBRAZO</text:p>
          </table:table-cell>
          <table:table-cell office:value-type="string">
            <text:p>Se ingresa para lectura</text:p>
          </table:table-cell>
          <table:table-cell table:style-name="ce4"/>
        </table:table-row>
        <table:table-row table:style-name="ro3">
          <table:table-cell office:value-type="date" office:date-value="2014-03-25">
            <text:p>25/03/14</text:p>
          </table:table-cell>
          <table:table-cell office:value-type="time" office:time-value="PT16H00M00S">
            <text:p>16:00:00</text:p>
          </table:table-cell>
          <table:table-cell office:value-type="string">
            <text:p>Amb</text:p>
          </table:table-cell>
          <table:table-cell office:value-type="float" office:value="1152440057">
            <text:p>1152440057</text:p>
          </table:table-cell>
          <table:table-cell office:value-type="string">
            <text:p>JUAN DAVID DIAZ AMAYA</text:p>
          </table:table-cell>
          <table:table-cell office:value-type="string">
            <text:p>RADIOGRAFIA DE TORAX (P.A. O A.P. Y LATERAL , DECUBITO LATERAL, OBLICUAS O LATERAL)</text:p>
          </table:table-cell>
          <table:table-cell table:style-name="ce3" office:value-type="string">
            <text:p>Se ingresa para lectura</text:p>
          </table:table-cell>
          <table:table-cell/>
        </table:table-row>
        <table:table-row table:style-name="ro3">
          <table:table-cell office:value-type="date" office:date-value="2014-05-22">
            <text:p>22/05/14</text:p>
          </table:table-cell>
          <table:table-cell office:value-type="time" office:time-value="PT15H16M00S">
            <text:p>15:16:00</text:p>
          </table:table-cell>
          <table:table-cell office:value-type="string">
            <text:p>Amb</text:p>
          </table:table-cell>
          <table:table-cell office:value-type="float" office:value="16246513">
            <text:p>16246513</text:p>
          </table:table-cell>
          <table:table-cell office:value-type="string">
            <text:p>NELSON EDUARDO GOMEZ TAMARA</text:p>
          </table:table-cell>
          <table:table-cell office:value-type="string">
            <text:p>RADIOGRAFIA DE TORAX (P.A. O A.P. Y LATERAL , DECUBITO LATERAL, OBLICUAS O LATERAL)</text:p>
          </table:table-cell>
          <table:table-cell table:number-columns-repeated="2"/>
        </table:table-row>
        <table:table-row table:style-name="ro3">
          <table:table-cell office:value-type="date" office:date-value="2014-08-22">
            <text:p>22/08/14</text:p>
          </table:table-cell>
          <table:table-cell office:value-type="time" office:time-value="PT14H18M00S">
            <text:p>14:18:00</text:p>
          </table:table-cell>
          <table:table-cell office:value-type="string">
            <text:p>Amb</text:p>
          </table:table-cell>
          <table:table-cell office:value-type="float" office:value="1575975">
            <text:p>1575975</text:p>
          </table:table-cell>
          <table:table-cell office:value-type="string">
            <text:p>SANTIAGO JOSE GONZALEZ MORA</text:p>
          </table:table-cell>
          <table:table-cell office:value-type="string">
            <text:p>RADIOGRAFIA DE TORAX (P.A. O A.P. Y LATERAL , DECUBITO LATERAL, OBLICUAS O LATERAL)</text:p>
          </table:table-cell>
          <table:table-cell table:style-name="ce3" office:value-type="string">
            <text:p>Se ingresa para lectura</text:p>
          </table:table-cell>
          <table:table-cell/>
        </table:table-row>
        <table:table-row table:style-name="ro3">
          <table:table-cell office:value-type="date" office:date-value="2014-10-29">
            <text:p>29/10/14</text:p>
          </table:table-cell>
          <table:table-cell office:value-type="time" office:time-value="PT17H30M00S">
            <text:p>17:30:00</text:p>
          </table:table-cell>
          <table:table-cell office:value-type="string">
            <text:p>Amb</text:p>
          </table:table-cell>
          <table:table-cell office:value-type="float" office:value="1026141880">
            <text:p>1026141880</text:p>
          </table:table-cell>
          <table:table-cell office:value-type="string">
            <text:p>CAROLINA CARDONA RIOS</text:p>
          </table:table-cell>
          <table:table-cell office:value-type="string">
            <text:p>RADIOGRAFIA DE TORAX (P.A. O A.P. Y LATERAL , DECUBITO LATERAL, OBLICUAS O LATERAL)</text:p>
          </table:table-cell>
          <table:table-cell table:number-columns-repeated="2"/>
        </table:table-row>
        <table:table-row table:style-name="ro3">
          <table:table-cell office:value-type="date" office:date-value="2014-10-29">
            <text:p>29/10/14</text:p>
          </table:table-cell>
          <table:table-cell office:value-type="time" office:time-value="PT09H35M00S">
            <text:p>09:35:00</text:p>
          </table:table-cell>
          <table:table-cell office:value-type="string">
            <text:p>Amb</text:p>
          </table:table-cell>
          <table:table-cell office:value-type="float" office:value="8460286">
            <text:p>8460286</text:p>
          </table:table-cell>
          <table:table-cell office:value-type="string">
            <text:p>JORGE WILLIAM SERNA DURANGO</text:p>
          </table:table-cell>
          <table:table-cell office:value-type="string">
            <text:p>RADIOGRAFIA DE TORAX (P.A. O A.P. Y LATERAL , DECUBITO LATERAL, OBLICUAS O LATERAL)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7/11/2014</text:date>, <text:time>12:0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1:56:20.10</meta:creation-date>
    <dc:date>2014-11-17T12:01:34.93</dc:date>
    <meta:editing-duration>PT5M14S</meta:editing-duration>
    <meta:editing-cycles>1</meta:editing-cycles>
    <meta:document-statistic meta:table-count="3" meta:cell-count="46" meta:object-count="0"/>
    <meta:generator>OpenOffice/4.1.1$Win32 OpenOffice.org_project/411m6$Build-9775</meta:generator>
  </office:meta>
</office:document-meta>
</file>